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loext:contextual-spacing="false" fo:text-align="center" style:justify-single-word="false"/>
      <style:text-properties fo:font-weight="normal" officeooo:paragraph-rsid="001a1e2d"/>
    </style:style>
    <style:style style:name="P2" style:family="paragraph" style:parent-style-name="Standard">
      <style:paragraph-properties fo:margin-top="0cm" fo:margin-bottom="0.499cm" loext:contextual-spacing="false" fo:text-align="center" style:justify-single-word="false"/>
      <style:text-properties fo:font-variant="normal" fo:text-transform="none" fo:color="#000000" style:text-line-through-style="none" style:text-line-through-type="none" style:font-name="Arial" fo:font-size="23pt" fo:font-style="normal" style:text-underline-style="none" fo:font-weight="bold" officeooo:paragraph-rsid="001a1e2d" style:text-blinking="false" fo:background-color="transparent"/>
    </style:style>
    <style:style style:name="P3" style:family="paragraph" style:parent-style-name="Standard">
      <style:paragraph-properties fo:margin-top="0cm" fo:margin-bottom="0.499cm" loext:contextual-spacing="false" fo:text-align="start" style:justify-single-word="false"/>
      <style:text-properties fo:font-variant="normal" fo:text-transform="none" fo:color="#000000" style:text-line-through-style="none" style:text-line-through-type="none" style:font-name="Liberation Serif" fo:font-size="14pt" fo:font-style="normal" style:text-underline-style="none" fo:font-weight="normal" officeooo:rsid="001a1e2d" officeooo:paragraph-rsid="001a1e2d" style:text-blinking="false" fo:background-color="transparent" style:font-size-asian="14pt" style:font-weight-asian="normal" style:font-size-complex="14pt" style:font-weight-complex="normal"/>
    </style:style>
    <style:style style:name="P4"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text-properties fo:font-weight="normal"/>
    </style:style>
    <style:style style:name="P6" style:family="paragraph" style:parent-style-name="Preformatted_20_Text">
      <style:text-properties fo:font-weight="normal"/>
    </style:style>
    <style:style style:name="P7" style:family="paragraph" style:parent-style-name="Standard">
      <style:paragraph-properties fo:margin-top="0cm" fo:margin-bottom="0.499cm" loext:contextual-spacing="false" fo:text-align="start" style:justify-single-word="false"/>
      <style:text-properties fo:font-weight="normal" officeooo:paragraph-rsid="002b1233"/>
    </style:style>
    <style:style style:name="P8" style:family="paragraph" style:parent-style-name="Text_20_body">
      <style:text-properties fo:font-weight="normal"/>
    </style:style>
    <style:style style:name="P9" style:family="paragraph" style:parent-style-name="Text_20_body">
      <style:text-properties fo:font-weight="normal" officeooo:rsid="00377e40" officeooo:paragraph-rsid="00377e40"/>
    </style:style>
    <style:style style:name="P10" style:family="paragraph" style:parent-style-name="Text_20_body">
      <style:text-properties fo:font-weight="normal" officeooo:rsid="00377e40" officeooo:paragraph-rsid="00383840"/>
    </style:style>
    <style:style style:name="P11" style:family="paragraph" style:parent-style-name="Text_20_body">
      <style:text-properties fo:font-size="15pt" fo:font-weight="bold" style:font-size-asian="15pt" style:font-weight-asian="bold" style:font-size-complex="15pt" style:font-weight-complex="bold"/>
    </style:style>
    <style:style style:name="P12" style:family="paragraph" style:parent-style-name="Text_20_body">
      <style:paragraph-properties fo:margin-top="0cm" fo:margin-bottom="0cm" loext:contextual-spacing="false" fo:line-height="120%" style:writing-mode="lr-tb"/>
      <style:text-properties style:font-name="Liberation Serif"/>
    </style:style>
    <style:style style:name="P13" style:family="paragraph" style:parent-style-name="Preformatted_20_Text">
      <style:text-properties fo:font-weight="normal"/>
    </style:style>
    <style:style style:name="P14" style:family="paragraph" style:parent-style-name="Preformatted_20_Text">
      <style:paragraph-properties fo:orphans="2" fo:widows="2"/>
      <style:text-properties officeooo:paragraph-rsid="0042fde5"/>
    </style:style>
    <style:style style:name="P15" style:family="paragraph" style:parent-style-name="Preformatted_20_Text">
      <style:paragraph-properties fo:orphans="2" fo:widows="2"/>
      <style:text-properties fo:font-variant="normal" fo:text-transform="none" fo:color="#000000" fo:letter-spacing="normal" fo:font-style="normal" fo:font-weight="normal"/>
    </style:style>
    <style:style style:name="P16" style:family="paragraph" style:parent-style-name="Preformatted_20_Text">
      <style:paragraph-properties fo:orphans="2" fo:widows="2"/>
      <style:text-properties fo:font-variant="normal" fo:text-transform="none" fo:color="#000000" fo:font-size="11pt" fo:letter-spacing="normal" fo:font-style="normal" fo:font-weight="normal" style:font-size-asian="11pt" style:font-size-complex="11pt"/>
    </style:style>
    <style:style style:name="P17" style:family="paragraph" style:parent-style-name="Preformatted_20_Text">
      <style:paragraph-properties fo:orphans="2" fo:widows="2"/>
      <style:text-properties fo:font-variant="normal" fo:text-transform="none" fo:color="#000000" fo:font-size="11pt" fo:letter-spacing="normal" fo:font-style="normal" fo:font-weight="normal" officeooo:rsid="004179fe" officeooo:paragraph-rsid="004179fe" style:font-size-asian="11pt" style:font-size-complex="11pt"/>
    </style:style>
    <style:style style:name="P18" style:family="paragraph" style:parent-style-name="Preformatted_20_Text">
      <style:paragraph-properties fo:orphans="2" fo:widows="2"/>
      <style:text-properties fo:font-variant="normal" fo:text-transform="none" fo:color="#000000" style:font-name="Liberation Serif" fo:font-size="15pt" fo:letter-spacing="normal" fo:font-style="normal" fo:font-weight="bold" style:font-size-asian="15pt" style:font-weight-asian="bold" style:font-size-complex="15pt" style:font-weight-complex="bold"/>
    </style:style>
    <style:style style:name="P19" style:family="paragraph" style:parent-style-name="Preformatted_20_Text">
      <style:paragraph-properties fo:orphans="2" fo:widows="2"/>
      <style:text-properties fo:color="#000000" fo:font-size="11pt" style:font-size-asian="11pt" style:font-size-complex="11pt"/>
    </style:style>
    <style:style style:name="P20" style:family="paragraph" style:parent-style-name="Preformatted_20_Text">
      <style:paragraph-properties fo:orphans="2" fo:widows="2"/>
      <style:text-properties fo:color="#000000" fo:font-size="11pt" officeooo:paragraph-rsid="00462bbb" style:font-size-asian="11pt" style:font-size-complex="11pt"/>
    </style:style>
    <style:style style:name="P21" style:family="paragraph" style:parent-style-name="Preformatted_20_Text">
      <style:paragraph-properties fo:orphans="2" fo:widows="2"/>
      <style:text-properties fo:color="#000000" fo:font-size="11pt" officeooo:paragraph-rsid="0047db4a" style:font-size-asian="11pt" style:font-size-complex="11pt"/>
    </style:style>
    <style:style style:name="P22" style:family="paragraph" style:parent-style-name="Preformatted_20_Text">
      <style:paragraph-properties fo:orphans="2" fo:widows="2"/>
      <style:text-properties fo:color="#000000" fo:font-size="11pt" officeooo:paragraph-rsid="005887ac" style:font-size-asian="11pt" style:font-size-complex="11pt"/>
    </style:style>
    <style:style style:name="P23" style:family="paragraph" style:parent-style-name="Preformatted_20_Text">
      <style:paragraph-properties fo:orphans="2" fo:widows="2"/>
      <style:text-properties fo:color="#000000" fo:font-size="11pt" officeooo:paragraph-rsid="005b1fc1" style:font-size-asian="11pt" style:font-size-complex="11pt"/>
    </style:style>
    <style:style style:name="P24" style:family="paragraph" style:parent-style-name="Preformatted_20_Text">
      <style:paragraph-properties fo:orphans="2" fo:widows="2"/>
      <style:text-properties fo:color="#000000" fo:font-size="11pt" officeooo:paragraph-rsid="005b41ed" style:font-size-asian="11pt" style:font-size-complex="11pt"/>
    </style:style>
    <style:style style:name="P25" style:family="paragraph" style:parent-style-name="Preformatted_20_Text">
      <style:paragraph-properties fo:orphans="2" fo:widows="2"/>
      <style:text-properties fo:color="#000000" fo:font-size="11pt" officeooo:paragraph-rsid="005c8035" style:font-size-asian="11pt" style:font-size-complex="11pt"/>
    </style:style>
    <style:style style:name="P26" style:family="paragraph" style:parent-style-name="Preformatted_20_Text">
      <style:paragraph-properties fo:orphans="2" fo:widows="2"/>
      <style:text-properties fo:color="#000000" fo:font-size="11pt" officeooo:paragraph-rsid="006493e8" style:font-size-asian="11pt" style:font-size-complex="11pt"/>
    </style:style>
    <style:style style:name="P27" style:family="paragraph" style:parent-style-name="Preformatted_20_Text">
      <style:paragraph-properties fo:orphans="2" fo:widows="2"/>
      <style:text-properties fo:color="#000000" fo:font-size="11pt" officeooo:paragraph-rsid="0067b3fa" style:font-size-asian="11pt" style:font-size-complex="11pt"/>
    </style:style>
    <style:style style:name="P28" style:family="paragraph" style:parent-style-name="Preformatted_20_Text">
      <style:paragraph-properties fo:orphans="2" fo:widows="2"/>
      <style:text-properties fo:color="#000000" fo:font-size="11pt" officeooo:rsid="00462bbb" officeooo:paragraph-rsid="00462bbb" style:font-size-asian="11pt" style:font-size-complex="11pt"/>
    </style:style>
    <style:style style:name="P29" style:family="paragraph" style:parent-style-name="Preformatted_20_Text">
      <style:paragraph-properties fo:orphans="2" fo:widows="2"/>
      <style:text-properties fo:color="#000000" fo:font-size="11pt" officeooo:rsid="00479f3e" officeooo:paragraph-rsid="00479f3e" style:font-size-asian="11pt" style:font-size-complex="11pt"/>
    </style:style>
    <style:style style:name="P30" style:family="paragraph" style:parent-style-name="Preformatted_20_Text">
      <style:paragraph-properties fo:orphans="2" fo:widows="2"/>
      <style:text-properties fo:color="#000000" fo:font-size="11pt" officeooo:rsid="005c8035" officeooo:paragraph-rsid="005c8035" style:font-size-asian="11pt" style:font-size-complex="11pt"/>
    </style:style>
    <style:style style:name="T1" style:family="text">
      <style:text-properties fo:font-variant="normal" fo:text-transform="none" fo:color="#000000" style:font-name="Liberation Serif" fo:font-size="14pt" fo:letter-spacing="normal" fo:font-style="normal" style:font-size-asian="14pt" style:font-size-complex="14pt"/>
    </style:style>
    <style:style style:name="T2" style:family="text">
      <style:text-properties fo:font-variant="normal" fo:text-transform="none" fo:color="#000000" style:font-name="Liberation Serif" fo:font-size="14pt" fo:letter-spacing="normal" fo:font-style="normal" officeooo:rsid="002c2311" style:font-size-asian="14pt" style:font-size-complex="14pt"/>
    </style:style>
    <style:style style:name="T3" style:family="text">
      <style:text-properties fo:font-variant="normal" fo:text-transform="none" fo:color="#000000" fo:font-size="11pt" fo:letter-spacing="normal" fo:font-style="normal" fo:font-weight="normal" officeooo:rsid="003bfc32" style:font-size-asian="11pt" style:font-size-complex="11pt"/>
    </style:style>
    <style:style style:name="T4" style:family="text">
      <style:text-properties fo:font-variant="normal" fo:text-transform="none" fo:color="#000000" style:text-line-through-style="none" style:text-line-through-type="none" fo:font-size="15pt" fo:font-style="normal" style:text-underline-style="none" fo:font-weight="bold" style:text-blinking="false" fo:background-color="transparent" loext:char-shading-value="0" style:font-size-asian="15pt" style:font-weight-asian="bold" style:font-size-complex="15pt" style:font-weight-complex="bold"/>
    </style:style>
    <style:style style:name="T5" style:family="text">
      <style:text-properties officeooo:rsid="001a1e2d"/>
    </style:style>
    <style:style style:name="T6" style:family="text">
      <style:text-properties fo:font-size="40pt" fo:font-weight="bold" officeooo:rsid="002b1233" style:font-size-asian="40pt" style:font-weight-asian="bold" style:font-size-complex="40pt" style:font-weight-complex="bold"/>
    </style:style>
    <style:style style:name="T7" style:family="text">
      <style:text-properties fo:color="#999999" fo:font-size="20pt" fo:font-weight="bold" officeooo:rsid="002d8a4f" fo:background-color="transparent" loext:char-shading-value="0" style:font-size-asian="20pt" style:font-weight-asian="bold" style:font-size-complex="20pt" style:font-weight-complex="bold"/>
    </style:style>
    <style:style style:name="T8" style:family="text">
      <style:text-properties fo:font-size="14pt" officeooo:rsid="001a1e2d" style:font-size-asian="14pt" style:font-size-complex="14pt"/>
    </style:style>
    <style:style style:name="T9" style:family="text">
      <style:text-properties fo:font-size="14pt" officeooo:rsid="002b25d6" style:font-size-asian="14pt" style:font-size-complex="14pt"/>
    </style:style>
    <style:style style:name="T10" style:family="text">
      <style:text-properties officeooo:rsid="002fe730"/>
    </style:style>
    <style:style style:name="T11" style:family="text">
      <style:text-properties officeooo:rsid="0030bb02"/>
    </style:style>
    <style:style style:name="T12" style:family="text">
      <style:text-properties officeooo:rsid="00327979"/>
    </style:style>
    <style:style style:name="T13" style:family="text">
      <style:text-properties officeooo:rsid="00358e59"/>
    </style:style>
    <style:style style:name="T14" style:family="text">
      <style:text-properties officeooo:rsid="00383840"/>
    </style:style>
    <style:style style:name="T15" style:family="text">
      <style:text-properties officeooo:rsid="0042fde5"/>
    </style:style>
    <style:style style:name="T16" style:family="text">
      <style:text-properties officeooo:rsid="0044d1e0"/>
    </style:style>
    <style:style style:name="T17" style:family="text">
      <style:text-properties officeooo:rsid="00462bbb"/>
    </style:style>
    <style:style style:name="T18" style:family="text">
      <style:text-properties officeooo:rsid="0047db4a"/>
    </style:style>
    <style:style style:name="T19" style:family="text">
      <style:text-properties fo:color="#000000" fo:font-size="11pt" style:font-size-asian="11pt" style:font-size-complex="11pt"/>
    </style:style>
    <style:style style:name="T20" style:family="text">
      <style:text-properties fo:color="#000000" fo:font-size="11pt" officeooo:rsid="003bfc32" style:font-size-asian="11pt" style:font-size-complex="11pt"/>
    </style:style>
    <style:style style:name="T21" style:family="text">
      <style:text-properties officeooo:rsid="00512738"/>
    </style:style>
    <style:style style:name="T22" style:family="text">
      <style:text-properties officeooo:rsid="005887ac"/>
    </style:style>
    <style:style style:name="T23" style:family="text">
      <style:text-properties officeooo:rsid="005b1fc1"/>
    </style:style>
    <style:style style:name="T24" style:family="text">
      <style:text-properties officeooo:rsid="005b41ed"/>
    </style:style>
    <style:style style:name="T25" style:family="text">
      <style:text-properties officeooo:rsid="005c8035"/>
    </style:style>
    <style:style style:name="T26" style:family="text">
      <style:text-properties officeooo:rsid="005cb6e0"/>
    </style:style>
    <style:style style:name="T27" style:family="text">
      <style:text-properties officeooo:rsid="006493e8"/>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8">CHEMOUNE Alaeddine</text:span><text:span text:style-name="T5"><text:tab/><text:tab/><text:tab/><text:tab/><text:tab/><text:tab/><text:tab/><text:tab/> <text:s text:c="9"/></text:span><text:span text:style-name="T1">4TIN70</text:span><text:span text:style-name="T2">4</text:span><text:span text:style-name="T1">U</text:span><text:line-break/><text:span text:style-name="T9">VILLAVICENCIO</text:span><text:span text:style-name="T8"> </text:span><text:span text:style-name="T9">Carlos Alberto Avila</text:span><text:line-break/><text:line-break/><text:line-break/><text:line-break/><text:line-break/><text:line-break/><text:line-break/><text:line-break/><text:line-break/><text:line-break/></text:p>
      <text:p text:style-name="P1"/>
      <text:p text:style-name="P1"><text:line-break/><text:line-break/><text:span text:style-name="T6">DM Compléxité</text:span></text:p>
      <text:p text:style-name="P1"><text:span text:style-name="T7">Calculabilité et Compléxité</text:span><text:line-break/><text:line-break/><text:line-break/><text:line-break/><text:line-break/><text:line-break/><text:line-break/><text:line-break/><text:line-break/><text:line-break/><text:line-break/></text:p>
      <text:p text:style-name="P2"/>
      <text:p text:style-name="P2"/>
      <text:p text:style-name="P2"/>
      <text:p text:style-name="P3">M1 Informatique</text:p>
      <text:p text:style-name="P3">Université de Bordeaux</text:p>
      <text:p text:style-name="P3">2017/2018</text:p>
      <text:p text:style-name="P2"/>
      <text:p text:style-name="P12"><text:soft-page-break/><text:span text:style-name="T4">Introduction :</text:span></text:p>
      <text:p text:style-name="P4"><text:tab/>L’objectif de ce devoir est de mettre en place <text:span text:style-name="T10">un outil qui résout le problème HAC et donne une solution possible après l’avoir transformé en formule SAT.</text:span></text:p>
      <text:p text:style-name="P5"/>
      <text:p text:style-name="P11">HAC est NP-difficile (optionnel) :</text:p>
      <text:p text:style-name="P5"><text:tab/>1. <text:span text:style-name="T21">U</text:span>ne r<text:span text:style-name="T11">é</text:span>duction polynomiale du probl<text:span text:style-name="T11">è</text:span>me Chemin hamiltonien vers HAC.</text:p>
      <text:p text:style-name="P5"><text:tab/><text:tab/><text:span text:style-name="T11">Si on pose dans le problème HAC l’entier k donné égal a n (le nombre de sommets du graphe), alors la hauteur de l’arbre cherché est maximale ce qui signifie que l’arbre est lui meme le chemin hamiltonien.</text:span></text:p>
      <text:p text:style-name="P5"/>
      <text:p text:style-name="P5"><text:tab/>2. Qu’en concluez-vous sur la complexit<text:span text:style-name="T12">é</text:span> de HAC ?</text:p>
      <text:p text:style-name="P5"><text:tab/><text:tab/><text:span text:style-name="T12">La complexité de HAC est vérifiable en temps polynomiale.</text:span></text:p>
      <text:p text:style-name="P5"/>
      <text:p text:style-name="P11">R<text:span text:style-name="T13">é</text:span>duction de HAC vers SAT</text:p>
      <text:p text:style-name="P9"><text:tab/>1. Pour chaque sommet v ∈ V , il y a un unique entier h t.q. x(v,h) est vrai.</text:p>
      <text:p text:style-name="P9"><text:tab/><text:tab/>/\(v ∈ V) [(\/(h=0..k) x(v,h) <text:s/>/\ <text:s/>/\(i=0..k)(j=i+1..k)(-x(v,i)\/-x(v,j))]</text:p>
      <text:p text:style-name="P9"><text:tab/>2. Il y a un unique sommet v t.q. d(v) = 0 (“v est la racine”).</text:p>
      <text:p text:style-name="P10"><text:tab/><text:tab/>/\(v,u ∈ V tq v!=u)(-x(u,0)\/-x(v,0)) <text:s/>/\ <text:s/>\/(v ∈ V) x(v,0)</text:p>
      <text:p text:style-name="P9"><text:tab/>3. Il y a au moins un sommet v t.q. d(v) = k.</text:p>
      <text:p text:style-name="P10"><text:tab/><text:tab/>\/(v ∈ V) x(v,k)</text:p>
      <text:p text:style-name="P9"><text:tab/>4. Pour chaque sommet v, si d(v) &gt; 0, alors il existe un sommet u tel que uv ∈ E et d(u) = d(v) − 1 (“le sommet u est un parent potentiel de v dans l’arbre”).</text:p>
      <text:p text:style-name="P10"><text:tab/><text:tab/>/\<text:span text:style-name="T14">( </text:span>v ∈ V<text:span text:style-name="T14">) [/\(i=1..k)(-x(v,i) \/ \/(u</text:span> ∈ V <text:span text:style-name="T14">tq u!=v et uv</text:span> ∈ <text:span text:style-name="T14">E) x(u,i-1))]</text:span></text:p>
      <text:p text:style-name="P5"/>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5"/>
      <text:p text:style-name="P15"/>
      <text:p text:style-name="P18"><text:soft-page-break/>I . Bilan</text:p>
      <text:p text:style-name="P14"><text:span text:style-name="T3"><text:tab/>nous avons mis tout le projet dans un dossier Complexité ou il ya les graphes proposés dans le site </text:span><text:a xlink:type="simple" xlink:href="http://www.labri.fr/perso/dorbec/CoCa/" text:style-name="Internet_20_link" text:visited-style-name="Visited_20_Internet_20_Link">http://www.labri.fr/perso/dorbec/CoCa/</text:a><text:span text:style-name="T19"> </text:span><text:span text:style-name="T20">et les graphes des camarades en plus de deux petits graphes test1.c et test2.c pour le test, et le fichier all.h qui contient les fonctions qui définient un graphe, nous avons mis aussi le programme glucose qui résout les formules SAT qui se trouvent dans les fichier DIMACS.</text:span></text:p>
      <text:p text:style-name="P22"><text:span text:style-name="T15">Nos implémentations se trouvent dans le fichier satfile.c.</text:span></text:p>
      <text:p text:style-name="P23"><text:span text:style-name="T22">satfile.c contient une fonction satfile() qui prends 4 paramétres :<text:line-break/>1- une chaine de caractères qui sera le nom du fichier DIMACS a créer.<text:line-break/>2- un entier qui présente le nombre de sommets du graphe.</text:span></text:p>
      <text:p text:style-name="P24"><text:span text:style-name="T23">3- un entier qui présente le nombre de profondeurs possibles dans le graphe.</text:span></text:p>
      <text:p text:style-name="P25"><text:span text:style-name="T24">4- une fonction booléennes qui présente les arêtes du graphes.</text:span></text:p>
      <text:p text:style-name="P30">(au début de fonction nous avons mis une description des variables et ce qu’elles représente<text:span text:style-name="T26">).</text:span></text:p>
      <text:p text:style-name="P26"><text:span text:style-name="T25">La fonction crée un fichier et commence par écrire des commentaires dedant (contenu d’un ficher DIMACS), et puis les clauses de 1 à 4, on met un espace ou il y a (\/) avec un compteur qui s’incrémente à chaque fois ou il y a un (/\) un zéro et retour a la ligne, en fin de fonction on se place au début de fichier à la position 35 avec un fseek pour écrire le nombre de clauses qui existent.</text:span></text:p>
      <text:p text:style-name="P27"><text:span text:style-name="T27">Dans le main on vérifie si le nom de fichier a était donné en paramètres, et on fait appel à la fonction satfile en donnant en premier paramètre le nom de fichier.<text:line-break/>Par monc de temps nous n’avons pas réaliser l’outil qui déssine l’arbre couvrant après le résultat positif mais cela ne pose pas de problèmes techniques particuliers.</text:span></text:p>
      <text:p text:style-name="P19"/>
      <text:p text:style-name="P18">II . Points délicats</text:p>
      <text:p text:style-name="P17"><text:tab/>Nous avons pris beaucoup de temps au moment de la réalisation des clauses et l’identification de chaque sommet avec chaque profondeur et la transformation des clauses en code.<text:line-break/><text:span text:style-name="T16">Choisir la façon de création des fichiers et faire le test a pris du temps également.</text:span></text:p>
      <text:p text:style-name="P16"/>
      <text:p text:style-name="P19"/>
      <text:p text:style-name="P18">III . Limitations</text:p>
      <text:p text:style-name="P28"><text:tab/>Le projet permet de tester si un graphe contient un arbre couvrant de profondeur k, si oui il affiche la profondeur de chaque sommet.</text:p>
      <text:p text:style-name="P29">Pour déterminer l’entier k il faut modifier sizeG() du graphe, On pouvait faire un scanf pour demandé à l’utilisateur d’introduire k à chaque fois mais nous n’avons pas penser a ça au début.</text:p>
      <text:p text:style-name="P20"><text:span text:style-name="T17">Notre projet ne permet pas de voir un graphe déssiné ni son arbre couvrant s’il existe.<text:line-break/></text:span></text:p>
      <text:p text:style-name="P18">IV . Tests</text:p>
      <text:p text:style-name="P21"><text:span text:style-name="T18"><text:tab/>Pour faire le test nous avons ajouter quelques commandes dans le Makefile de simp pour générer les fichiers DIMACS dans un dossier glucose/tests pour tout les graphes, nous avons commenté quelques lignes car c’est des graphes hyper grands et durent lentemps pour s’exécuter.<text:line-break/>Donc on se place dans glucose/simp et on tape make en ce moment tout les DIMACS sont créés. Et puis on tape ./glucose -model ../tests/test1.sat par exemple pour tester test1, on aura le résultat en suite SATISFIABLE et une suite de chiffres qui précise chaque sommet et sa profondeur ou UNSATISFIABLE au cas ou l’arbre n’existe pa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4T00:11:25.850549388</meta:creation-date>
    <dc:date>2017-11-01T21:02:46.468816324</dc:date>
    <meta:editing-duration>P1DT21H25M18S</meta:editing-duration>
    <meta:editing-cycles>62</meta:editing-cycles>
    <meta:generator>LibreOffice/5.1.6.2$Linux_X86_64 LibreOffice_project/10m0$Build-2</meta:generator>
    <meta:document-statistic meta:table-count="0" meta:image-count="0" meta:object-count="0" meta:page-count="3" meta:paragraph-count="39" meta:word-count="762" meta:character-count="4337" meta:non-whitespace-character-count="3546"/>
  </office:meta>
</office:document-meta>
</file>